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6pt" fo:language="en" fo:country="none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2">1. =002152</text:p>
      <text:p text:style-name="P2">BOY.</text:p>
      <text:p text:style-name="P2">_</text:p>
      <text:p text:style-name="P2">2. =002153</text:p>
      <text:p text:style-name="P2">YOU THERE. BOY.</text:p>
      <text:p text:style-name="P2">BOY. LISTEN TO ME, BOY.</text:p>
      <text:p text:style-name="P2">BOY WHO IS JOHN. DO AS I SAY.</text:p>
      <text:p text:style-name="P2">OBEY MY COMMANDS, JOHN BOY.</text:p>
      <text:p text:style-name="P2">I WOULD LIKE THE BOY TO INTERACT WITH HIS ENVIRONMENT IN A CONSTRUCTIVE MANNER.</text:p>
      <text:p text:style-name="P2">HAVE THE BOY ASSESS HIS CURRENT SITUATION.</text:p>
      <text:p text:style-name="P2">VERY WELL.</text:p>
      <text:p text:style-name="P2">==&gt;</text:p>
      <text:p text:style-name="P2">==&gt;</text:p>
      <text:p text:style-name="P2">ASLFSAKLADAK</text:p>
      <text:p text:style-name="P2">CLAIM THE DANGLING TREE-BAUBLE.</text:p>
      <text:p text:style-name="P2">BOY, ENGAGE THIS MANGLED TRAPESE-DISPLAY.</text:p>
      <text:p text:style-name="P2">PONDER LAWN AMUSEMENT.</text:p>
      <text:p text:style-name="P2">FIDDLE WITH THE BRIGHT SPARKLY THINGS.</text:p>
      <text:p text:style-name="P2">ADMIRE THIS WALL-MOUNTED GADGET.</text:p>
      <text:p text:style-name="P2">OPEN THESE AND RIFLE THROUGH THEM FOR GOODS.</text:p>
      <text:p text:style-name="P2">THIS IS NO TIME FOR LAUNDRY.</text:p>
      <text:p text:style-name="P2">THIS IS A TELEPHONE, BOY. USE IT.</text:p>
      <text:p text:style-name="P2"><text:soft-page-break/>PEEK IN BOWL OF GOO.</text:p>
      <text:p text:style-name="P2">SAMPLE POWDERED UNCOOKED DESSERT.</text:p>
      <text:p text:style-name="P2">THIS BOOK IS TOO BIG FOR A YOUNG STUPID BOY.</text:p>
      <text:p text:style-name="P2">PLUNDER CHEST.</text:p>
      <text:p text:style-name="P2">EXAMINE THIS SMEARED SUBSTANCE.</text:p>
      <text:p text:style-name="P2">SNIFF VEGETABLE.</text:p>
      <text:p text:style-name="P2">DISREGARD THIS NONSENSE.</text:p>
      <text:p text:style-name="P2">READ UNPLEASANT LITERATURE.</text:p>
      <text:p text:style-name="P2">CONSUME NUT.</text:p>
      <text:p text:style-name="P2">OPEN THIS IRON VAULT, BOY.</text:p>
      <text:p text:style-name="P2">SEEK THE RICHES HE GUARDS BELOW.</text:p>
      <text:p text:style-name="P2">LOOK HERE.</text:p>
      <text:p text:style-name="P2">I SEE TREACHERY IN HIS EYES.</text:p>
      <text:p text:style-name="P2">THIS MAN IS AN IMBECILE. IGNORE HIM.</text:p>
      <text:p text:style-name="P2">IT HAS A KNIFE. BE ALARMED BY THIS.</text:p>
      <text:p text:style-name="P2">THROW THIS UGLY THING OUT THE WINDOW.</text:p>
      <text:p text:style-name="P2">IS THIS TOBACCO BURNING APPARATUS?</text:p>
      <text:p text:style-name="P2">INSPECT THIS MERRY BAND OF PERFORMERS.</text:p>
      <text:p text:style-name="P2">THIS IS A MESS, BOY.</text:p>
      <text:p text:style-name="P2">OPERATE THIS INSTRUMENT.</text:p>
      <text:p text:style-name="P2">PEER THROUGH THAT WINDOW.</text:p>
      <text:p text:style-name="P2">YOUR PLUMBING APPEARS FAULTY.</text:p>
      <text:p text:style-name="P2">I AM NOT FOND OF THIS SMUG FELLOW.</text:p>
      <text:p text:style-name="P2">OPEN THIS.</text:p>
      <text:p text:style-name="P2">INSPECT THIS GHASTLY MAN AND HIS BOY.</text:p>
      <text:p text:style-name="P2">INVESTIGATE THIS DEVICE.</text:p>
      <text:p text:style-name="P2">THIS FUNNYMAN TEXT. YOU SHOULD IGNORE IT.</text:p>
      <text:p text:style-name="P2"><text:soft-page-break/>THIS HUGE SEWING MACHINE. OF WHAT USE IS IT.</text:p>
      <text:p text:style-name="P2">BOY, LOOK THROUGH THIS WINDOW.</text:p>
      <text:p text:style-name="P2">MARVEL AT THIS ADVENTURE IN OUTER SPACE.</text:p>
      <text:p text:style-name="P2">ARMED FOES OF THE DECEASED?</text:p>
      <text:p text:style-name="P2">IS THAT JOHN CUSACK?</text:p>
      <text:p text:style-name="P2">ACQUIRE THIS SMALL PERSIAN RUG.</text:p>
      <text:p text:style-name="P2">EXAMINE THIS UNPLEASANT FLUID.</text:p>
      <text:p text:style-name="P2">OBSERVE THIS BOX.</text:p>
      <text:p text:style-name="P2">THIS DOOR. EXPLAIN THIS.</text:p>
      <text:p text:style-name="P2">NO NO NO NO NO. KEEP MOVING.</text:p>
      <text:p text:style-name="P2">I DETEST THIS! DISREGARD IT?</text:p>
      <text:p text:style-name="P2">THAT MAN WITH THE HUMOROUS SPECTACLES. ADMIRE HIM.</text:p>
      <text:p text:style-name="P2">WHAT'S THAT</text:p>
      <text:p text:style-name="P2">THIS LARGE PLATFORM. GOOD GRIEF, WHAT IS IT BOY?</text:p>
      <text:p text:style-name="P2">PEEK OVER THE RAILING.</text:p>
      <text:p text:style-name="P2">EXAMINE THE STRANGE BLUE VASE.</text:p>
      <text:p text:style-name="P2">THE GHOST CLOWN. DO SOMETHING WITH IT.</text:p>
      <text:p text:style-name="P2">TIER PROTO TYPE THE SPRITE. OR THE THING YOU SAID. DO IT.</text:p>
      <text:p text:style-name="P2">BOY, OPEN THIS DOOR AND WALK THROUGH IT.</text:p>
      <text:p text:style-name="P2">WAIT GO BACK OUT HERE BOY.</text:p>
      <text:p text:style-name="P2">BOY, GO IN HERE.</text:p>
      <text:p text:style-name="P2">WHAT IS DOWN HERE. PROCEED, BOY.</text:p>
      <text:p text:style-name="P2">THIS WAY. THROUGH THE DOORS LIKE YOU SEE IN A COWBOY SALOON.</text:p>
      <text:p text:style-name="P2">HERE BOY. IN HERE.</text:p>
      <text:p text:style-name="P2">RETURN TO THE LARGE ROOM WITH THE GROSS PAINTINGS.</text:p>
      <text:p text:style-name="P2">GO OUT OF THE DOOR THAT IS NOT HERE.</text:p>
      <text:p text:style-name="P2">GO IN THERE NOW.</text:p>
      <text:p text:style-name="P2"><text:soft-page-break/>NO GO BACK.</text:p>
      <text:p text:style-name="P2">LEAVE AT ONCE.</text:p>
      <text:p text:style-name="P2">RETURN TO THE ROOM WITH THE DEAD HAG'S REMAINS.</text:p>
      <text:p text:style-name="P2">OPEN THIS DOOR NOW.</text:p>
      <text:p text:style-name="P2">GO BACK INTO THE LUNCHEON PARLOR.</text:p>
      <text:p text:style-name="P2">MOVE THIS ABSURD EDIFICE AND EXIT YOUR HOUSE, BOY.</text:p>
      <text:p text:style-name="P2">EXIT, BOY.</text:p>
      <text:p text:style-name="P2">BACK INTO THE HOUSE WITH YOU.</text:p>
      <text:p text:style-name="P2">EXAMINE THIS ARTWORK.</text:p>
      <text:p text:style-name="P2">DESTROY THESE DIMINUTIVE SOLDIERS OF MERRIMENT.</text:p>
      <text:p text:style-name="P2">WIELD THESE INSTRUMENTS OF COMBAT.</text:p>
      <text:p text:style-name="P2">TOPPLE THIS URN IMMEDIATELY.</text:p>
      <text:p text:style-name="P2">STOW LUMP OF SOOT FOR FUTURE USE, BOY.</text:p>
      <text:p text:style-name="P2">USE THIS TO RESEAL THAT OPENING THERE.</text:p>
      <text:p text:style-name="P2">A SMALL DESSERT TRAY? USELESS.</text:p>
      <text:p text:style-name="P2">WHY DOES THIS SMALL MAN STAND HERE?</text:p>
      <text:p text:style-name="P2">UGH, NO.</text:p>
      <text:p text:style-name="P2">VILE. PAY NO MIND TO THIS FILTH.</text:p>
      <text:p text:style-name="P2">WHAT IS THE MEANING OF THIS RUBBISH.</text:p>
      <text:p text:style-name="P2">SHENANIGANS</text:p>
      <text:p text:style-name="P2">_</text:p>
      <text:p text:style-name="P2">2. =002154</text:p>
      <text:p text:style-name="P2">BOY, QUIT ALL THIS SCURRYING AROUND.</text:p>
      <text:p text:style-name="P2">_</text:p>
      <text:p text:style-name="P2">3. =002155</text:p>
      <text:p text:style-name="P2">FINE. JOHN. RETURN TO YOUR QUARTERS.</text:p>
      <text:p text:style-name="P2">_</text:p>
      <text:p text:style-name="P2"><text:soft-page-break/>4. =002155</text:p>
      <text:p text:style-name="P2">NOW JOHN. RESPOND TO YOUR FRIEND UNIT.</text:p>
      <text:p text:style-name="P2">_</text:p>
      <text:p text:style-name="P2">5. =002157</text:p>
      <text:p text:style-name="P2">FIRST, TAKE THE FABRIC ITEM ON THE FLOOR THERE.</text:p>
      <text:p text:style-name="P2">_</text:p>
      <text:p text:style-name="P2">6. =002158</text:p>
      <text:p text:style-name="P2">DO AS THE PURPLE TEXT SAYS. TO THE BALCONY.</text:p>
      <text:p text:style-name="P2">_</text:p>
      <text:p text:style-name="P2">7. =002159</text:p>
      <text:p text:style-name="P2">WAIT. TAKE THAT. THE BLUE WOBBLY THING.</text:p>
      <text:p text:style-name="P2">_</text:p>
      <text:p text:style-name="P2">8. =002160</text:p>
      <text:p text:style-name="P2">JOHN. RECYCLE THE GRIST AS WAS DICTATED BY YOUR COHORT.</text:p>
      <text:p text:style-name="P2">_</text:p>
      <text:p text:style-name="P2">9. =002161</text:p>
      <text:p text:style-name="P2">I SEE. ==&gt;?</text:p>
      <text:p text:style-name="P2">_</text:p>
      <text:p text:style-name="P2">10. =002163</text:p>
      <text:p text:style-name="P2">JOHN RUN ACROSS PRECARIOUS PLATFORM SWIFTLY.</text:p>
      <text:p text:style-name="P2">_</text:p>
      <text:p text:style-name="P2">11. =002164</text:p>
      <text:p text:style-name="P2">BOY I SAID MAKE HASTE ON THE NARROW CATWALK!</text:p>
      <text:p text:style-name="P2">_</text:p>
      <text:p text:style-name="P2">12. =002165</text:p>
      <text:p text:style-name="P2">FINE. PROCEED AS YOUR LEVEL OF COMFORT DICTATES.</text:p>
      <text:p text:style-name="P2">_</text:p>
      <text:p text:style-name="P2"><text:soft-page-break/>13. =002166</text:p>
      <text:p text:style-name="P2">NOW TAKE IT.</text:p>
      <text:p text:style-name="P2">_</text:p>
      <text:p text:style-name="P2">14. =002167</text:p>
      <text:p text:style-name="P2">==&gt;==&gt;</text:p>
      <text:p text:style-name="P2">_</text:p>
      <text:p text:style-name="P2">15. =002168</text:p>
      <text:p text:style-name="P2">THESE BORING MEN ARE UNINTERESTING.</text:p>
      <text:p text:style-name="P2">_</text:p>
      <text:p text:style-name="P2">16. =002169</text:p>
      <text:p text:style-name="P2">NO DON'T DO THAT. HOP OFF THIS LEDGE ON TO THAT CAR.</text:p>
      <text:p text:style-name="P2">_</text:p>
      <text:p text:style-name="P2">17. =002170</text:p>
      <text:p text:style-name="P2">==&gt;==&gt;==&gt;==&gt;==&gt;</text:p>
      <text:p text:style-name="P2">_</text:p>
      <text:p text:style-name="P2">18. =002177</text:p>
      <text:p text:style-name="P2">DO THE POTTED VEGETABLE INSTEAD. IT LOOKS DELICIOUS.</text:p>
      <text:p text:style-name="P2">_</text:p>
      <text:p text:style-name="P2">19. =002179</text:p>
      <text:p text:style-name="P2">JOHN FLAIL ABOUT IN A DISTRACTING MANNER.</text:p>
      <text:p text:style-name="P2">_</text:p>
      <text:p text:style-name="P2">20. =002182</text:p>
      <text:p text:style-name="P2">INSPECT HAG ASH INCIDENT.</text:p>
      <text:p text:style-name="P2">_</text:p>
      <text:p text:style-name="P2">21. =002184</text:p>
      <text:p text:style-name="P2">DO AGAIN AS PURPLE WORDS SAY.</text:p>
      <text:p text:style-name="P2">_</text:p>
      <text:p text:style-name="P2"><text:soft-page-break/>21*. =002185</text:p>
      <text:p text:style-name="P2">==&gt;</text:p>
      <text:p text:style-name="P2">_</text:p>
      <text:p text:style-name="P2">22. =002186</text:p>
      <text:p text:style-name="P2">IGNORE THIS WOMAN'S ANTICS.</text:p>
      <text:p text:style-name="P2">_</text:p>
      <text:p text:style-name="P2">23. =002187</text:p>
      <text:p text:style-name="P2">INDULGE THE DEVICE. BUT BE CURT WITH IT.</text:p>
      <text:p text:style-name="P2">_</text:p>
      <text:p text:style-name="P2">24. =002188</text:p>
      <text:p text:style-name="P2">ENOUGH STRANGE POETRY FROM THE RED TEXT.</text:p>
      <text:p text:style-name="P2">_</text:p>
      <text:p text:style-name="P2">25. =002189</text:p>
      <text:p text:style-name="P2">THE PURPLE TEXT IS LESS IRRATIONAL THAN THE RED TEXT.</text:p>
      <text:p text:style-name="P2">_</text:p>
      <text:p text:style-name="P2">26. =002192</text:p>
      <text:p text:style-name="P2">RIDICULOUS FOLLY. INEXCUSABLE.</text:p>
      <text:p text:style-name="P2">_</text:p>
      <text:p text:style-name="P2">27. =002193</text:p>
      <text:p text:style-name="P2">WHAT COLOR ARE THE WORDS THAT THIS CHUM SAYS?</text:p>
      <text:p text:style-name="P2">_</text:p>
      <text:p text:style-name="P2">28. =002194</text:p>
      <text:p text:style-name="P2">THE GREEN TEXT WAS ATTRACTIVE. NOW VIEW THE RED TEXT AGAIN.</text:p>
      <text:p text:style-name="P2">_</text:p>
      <text:p text:style-name="P2">29. =002234</text:p>
      <text:p text:style-name="P2">JOHN WHAT ARE YOU DOING. STOP DOING NOTHING.</text:p>
      <text:p text:style-name="P2">_</text:p>
      <text:p text:style-name="P2"><text:soft-page-break/>30. =002235</text:p>
      <text:p text:style-name="P2">==&gt; ??</text:p>
      <text:p text:style-name="P2">_</text:p>
      <text:p text:style-name="P2">31. =002236</text:p>
      <text:p text:style-name="P2">TROUBLING. INVESTIGATE THIS.</text:p>
      <text:p text:style-name="P2">_</text:p>
      <text:p text:style-name="P2">32. =002285</text:p>
      <text:p text:style-name="P2">JOHN, PURSUE ADVERSARY INTO THAT ROOM.</text:p>
      <text:p text:style-name="P2">_</text:p>
      <text:p text:style-name="P2">33. =002286</text:p>
      <text:p text:style-name="P2">THIS CHUM WILL KNOW WHAT TO DO.</text:p>
      <text:p text:style-name="P2">_</text:p>
      <text:p text:style-name="P2">34. =002287</text:p>
      <text:p text:style-name="P2">READ YOUR BOOK. STAY WARY OF THESE FOES.</text:p>
      <text:p text:style-name="P2">_</text:p>
      <text:p text:style-name="P2">35. =002291</text:p>
      <text:p text:style-name="P2">JOHN TURN AROUND!!!!!</text:p>
      <text:p text:style-name="P2">_</text:p>
      <text:p text:style-name="P2">36. =002292</text:p>
      <text:p text:style-name="P2">==&gt;!!!</text:p>
      <text:p text:style-name="P2">_</text:p>
      <text:p text:style-name="P2">37. =002293</text:p>
      <text:p text:style-name="P2">==&gt;==&gt;==&gt;!!!!!!!!!</text:p>
      <text:p text:style-name="P2">_</text:p>
      <text:p text:style-name="P2">38. =002297</text:p>
      <text:p text:style-name="P2">GET UP JOHN, THIS IS NO TIME FOR SLUMBER.</text:p>
      <text:p text:style-name="P2">_</text:p>
      <text:p text:style-name="P2"><text:soft-page-break/>39. =002300</text:p>
      <text:p text:style-name="P2">JOHN, SALVAGE YOUR WEAPON AND FIGHT ON!</text:p>
      <text:p text:style-name="P2">_</text:p>
      <text:p text:style-name="P2">40. =002305</text:p>
      <text:p text:style-name="P2">NOW EXULT. VICTORY, SPOILS ARE YOURS.</text:p>
      <text:p text:style-name="P2">_</text:p>
      <text:p text:style-name="P2">41*. =002306</text:p>
      <text:p text:style-name="P2">==&gt;</text:p>
      <text:p text:style-name="P2">_</text:p>
      <text:p text:style-name="P2">41. =002307</text:p>
      <text:p text:style-name="P2">WHAT ABOUT THAT CARD.</text:p>
      <text:p text:style-name="P2">_</text:p>
      <text:p text:style-name="P2">42. =002308</text:p>
      <text:p text:style-name="P2">OK.</text:p>
      <text:p text:style-name="P2">_</text:p>
      <text:p text:style-name="P2">43. =002309</text:p>
      <text:p text:style-name="P2">GATHER THE SCATTERED BITS OF YOUR LARGE HAMMER.</text:p>
      <text:p text:style-name="P2">_</text:p>
      <text:p text:style-name="P2">44. =002310</text:p>
      <text:p text:style-name="P2">NOW REPAIR THE HAMMER.</text:p>
      <text:p text:style-name="P2">_</text:p>
      <text:p text:style-name="P2">45. =002311</text:p>
      <text:p text:style-name="P2">FINE. NOW WHAT</text:p>
      <text:p text:style-name="P2">_</text:p>
      <text:p text:style-name="P2">46. =002316</text:p>
      <text:p text:style-name="P2">THE DOOR, JOHN. LOOK AT THE DOOR.</text:p>
      <text:p text:style-name="P2">_</text:p>
      <text:p text:style-name="P2"><text:soft-page-break/>47. =002317</text:p>
      <text:p text:style-name="P2">INCREDIBLY ALARMING. INVESTIGATE.</text:p>
      <text:p text:style-name="P2">_</text:p>
      <text:p text:style-name="P2">48. =002318</text:p>
      <text:p text:style-name="P2">WHAT THIS IS SO OUTRAGEOUS</text:p>
      <text:p text:style-name="P2">_</text:p>
      <text:p text:style-name="P2">49. =002320</text:p>
      <text:p text:style-name="P2">INTERROGATE THIS MADWOMAN.</text:p>
      <text:p text:style-name="P2">_</text:p>
      <text:p text:style-name="P2">49*. =002321</text:p>
      <text:p text:style-name="P2">==&gt;</text:p>
      <text:p text:style-name="P2">_</text:p>
      <text:p text:style-name="P2">50. =002322</text:p>
      <text:p text:style-name="P2">GO ON. ==&gt;</text:p>
      <text:p text:style-name="P2">_</text:p>
      <text:p text:style-name="P2">51*. =002323</text:p>
      <text:p text:style-name="P2">==&gt;</text:p>
      <text:p text:style-name="P2">_</text:p>
      <text:p text:style-name="P2">51. =002324</text:p>
      <text:p text:style-name="P2">ME?? ==&gt;</text:p>
      <text:p text:style-name="P2">_</text:p>
      <text:p text:style-name="P2">52. =002325</text:p>
      <text:p text:style-name="P2">A QUEST OF FUTILITY THEN. ==&gt;</text:p>
      <text:p text:style-name="P2">_</text:p>
      <text:p text:style-name="P2">53. =002326</text:p>
      <text:p text:style-name="P2">==&gt;!</text:p>
      <text:p text:style-name="P2">_</text:p>
      <text:p text:style-name="P2"><text:soft-page-break/>54. =002327</text:p>
      <text:p text:style-name="P2">==&gt;?</text:p>
      <text:p text:style-name="P2">_</text:p>
      <text:p text:style-name="P2">55. =002328</text:p>
      <text:p text:style-name="P2">YES I WILL HAVE TO AGREE WITH THE FLOAT HAG ABOUT THAT.</text:p>
      <text:p text:style-name="P2">_</text:p>
      <text:p text:style-name="P2">56. =002329</text:p>
      <text:p text:style-name="P2">THE HAG MENTIONED COOKIES. PURSUE HER.</text:p>
      <text:p text:style-name="P2">_</text:p>
      <text:p text:style-name="P2">57. =002330</text:p>
      <text:p text:style-name="P2">JOHN YOU DO NOT SAY NO TO COOKIES. I COMMAND YOU TO GET THEM</text:p>
      <text:p text:style-name="P2">_</text:p>
      <text:p text:style-name="P2">58. =002334</text:p>
      <text:p text:style-name="P2">JOHN. COOKIES. NOW.</text:p>
      <text:p text:style-name="P2">_</text:p>
      <text:p text:style-name="P2">59. =002335</text:p>
      <text:p text:style-name="P2">THIS IMPUDENCE IS INSUFFERABLE. GO GET THE COOKIES!!!!!!</text:p>
      <text:p text:style-name="P2">_</text:p>
      <text:p text:style-name="P2">60. =002336</text:p>
      <text:p text:style-name="P2">JOHN YOU ARE STUPID.</text:p>
      <text:p text:style-name="P2">_</text:p>
      <text:p text:style-name="P2">61. =002337</text:p>
      <text:p text:style-name="P2">STUPID STUPID DUMB</text:p>
      <text:p text:style-name="P2">_</text:p>
      <text:p text:style-name="P2">62. =002338</text:p>
      <text:p text:style-name="P2">FOR THE LAST TIME I COMMAnd you to get the cookies boy</text:p>
      <text:p text:style-name="P2">_</text:p>
      <text:p text:style-name="P2"><text:soft-page-break/>63. =002400</text:p>
      <text:p text:style-name="P2">mister john, respectfully ask that you please stand up.</text:p>
      <text:p text:style-name="P2">_</text:p>
      <text:p text:style-name="P2">64. =002401</text:p>
      <text:p text:style-name="P2">now sir boy, flee from this boorish rabble post haste.</text:p>
      <text:p text:style-name="P2">_</text:p>
      <text:p text:style-name="P2">65. =002404</text:p>
      <text:p text:style-name="P2">well done, john. polite congratulations.</text:p>
      <text:p text:style-name="P2">_</text:p>
      <text:p text:style-name="P2">66. =002405</text:p>
      <text:p text:style-name="P2">now my civil fellow, i have a well mannered query to ask</text:p>
      <text:p text:style-name="P2">_</text:p>
      <text:p text:style-name="P2">67. =002407</text:p>
      <text:p text:style-name="P2">john might i bother you for a can opener?</text:p>
      <text:p text:style-name="P2">_</text:p>
      <text:p text:style-name="P2">68. =002414</text:p>
      <text:p text:style-name="P2">fellow john, it appears we have reached an impasse</text:p>
      <text:p text:style-name="P2">_</text:p>
      <text:p text:style-name="P2">69. =002415</text:p>
      <text:p text:style-name="P2">the opener dilemma remains unsettled, most unfortunately</text:p>
      <text:p text:style-name="P2">_</text:p>
      <text:p text:style-name="P2">70. =002416</text:p>
      <text:p text:style-name="P2">but it has been a pleasure nonetheless.</text:p>
      <text:p text:style-name="P2">_</text:p>
      <text:p text:style-name="P2">71. =002417</text:p>
      <text:p text:style-name="P2">oh, but thank you</text:p>
      <text:p text:style-name="P2">_</text:p>
      <text:p text:style-name="P2"><text:soft-page-break/>72. =002418</text:p>
      <text:p text:style-name="P2">thank you so very very much, dear favorable small primate</text:p>
      <text:p text:style-name="P2">_</text:p>
      <text:p text:style-name="P2">73. =002419</text:p>
      <text:p text:style-name="P2">i shall take my leave now john. until next time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74. =004856</text:p>
      <text:p text:style-name="P2">sir john, i have politely returned.</text:p>
      <text:p text:style-name="P2">_</text:p>
      <text:p text:style-name="P2">75. =004857</text:p>
      <text:p text:style-name="P2">oh dear. the purple text human again?</text:p>
      <text:p text:style-name="P2">_</text:p>
      <text:p text:style-name="P2">76. =004858</text:p>
      <text:p text:style-name="P2">what about the green text human, that one was nicer.</text:p>
      <text:p text:style-name="P2">_</text:p>
      <text:p text:style-name="P2"><text:soft-page-break/>77. =004859</text:p>
      <text:p text:style-name="P2">drat. please continue to solicit her graciously, good john.</text:p>
      <text:p text:style-name="P2">_</text:p>
      <text:p text:style-name="P2">78. =004860</text:p>
      <text:p text:style-name="P2">why are you on a small rock? are you in peril, sir?</text:p>
      <text:p text:style-name="P2">_</text:p>
      <text:p text:style-name="P2">79. =004861</text:p>
      <text:p text:style-name="P2">the master thief! is that who you are talking to now, john?</text:p>
      <text:p text:style-name="P2">_</text:p>
      <text:p text:style-name="P2">80. =004862</text:p>
      <text:p text:style-name="P2">i don't like the gray text knight. it is an unpleasant human</text:p>
      <text:p text:style-name="P2">_</text:p>
      <text:p text:style-name="P2">81. =004863</text:p>
      <text:p text:style-name="P2">john, stop talking to the gray text not human immediately.</text:p>
      <text:p text:style-name="P2">no stop.</text:p>
      <text:p text:style-name="P2">i don't think he read his etiquette book very thoroughly.</text:p>
      <text:p text:style-name="P2">he likely made the foolish mistake of eating the pages first.</text:p>
      <text:p text:style-name="P2">he is terrible.</text:p>
      <text:p text:style-name="P2">john listen to me.</text:p>
      <text:p text:style-name="P2">john john john john..</text:p>
      <text:p text:style-name="P2">stop.</text:p>
      <text:p text:style-name="P2">boy.</text:p>
      <text:p text:style-name="P2">stop talking to gray text stupid dumb.</text:p>
      <text:p text:style-name="P2">stupid windy boy.</text:p>
      <text:p text:style-name="P2">john.</text:p>
      <text:p text:style-name="P2">stop.</text:p>
      <text:p text:style-name="P2">_</text:p>
      <text:p text:style-name="P2"><text:soft-page-break/>82. =004864</text:p>
      <text:p text:style-name="P2">stop stop stop stop stop stop stop.</text:p>
      <text:p text:style-name="P2">_</text:p>
      <text:p text:style-name="P2">83. =004877</text:p>
      <text:p text:style-name="P2">JOHN, I APOLOGIZE IN A MANNERLY WAY FOR MY BIG LETTERS.</text:p>
      <text:p text:style-name="P2">_</text:p>
      <text:p text:style-name="P2">84. =004878</text:p>
      <text:p text:style-name="P2">BUT I MUST URGE YOU TO ADDRESS THIS DANGER.</text:p>
      <text:p text:style-name="P2">_</text:p>
      <text:p text:style-name="P2">85. =004879</text:p>
      <text:p text:style-name="P2">WHY DON'T YOU DO THE WINDY THING?</text:p>
      <text:p text:style-name="P2">_</text:p>
      <text:p text:style-name="P2">86. =004880</text:p>
      <text:p text:style-name="P2">BOY, YOU'RE BEING VERY STUPID. YOU KNOW WHAT I'M TALKING ABOUT.</text:p>
      <text:p text:style-name="P2">DO THE WINDY THING..</text:p>
      <text:p text:style-name="P2">MAKE IT BLOWY AND GUSTY.</text:p>
      <text:p text:style-name="P2">YOU FOOL.</text:p>
      <text:p text:style-name="P2">YOU CAN'T DIE YET.</text:p>
      <text:p text:style-name="P2">NOT IN THE TASTY FIRE.</text:p>
      <text:p text:style-name="P2">YOU ARE A HERO.</text:p>
      <text:p text:style-name="P2">MAKE THE BREEZE HAPPEN.</text:p>
      <text:p text:style-name="P2">DO THE WINDY THING.</text:p>
      <text:p text:style-name="P2">_</text:p>
      <text:p text:style-name="P2">87. =004881</text:p>
      <text:p text:style-name="P2">DO THE WINDY THING DO THE WINDY THING DO THE WINDY THING</text:p>
      <text:p text:style-name="P2">_</text:p>
      <text:p text:style-name="P2">88. =004987</text:p>
      <text:p text:style-name="P2"><text:soft-page-break/>JOHN. RISE UP.</text:p>
      <text:p text:style-name="P2">_</text:p>
      <text:p text:style-name="P2">8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6" meta:paragraph-count="405" meta:word-count="1461" meta:character-count="7454"/>
    <meta:generator>OpenOffice/4.1.2$Win32 OpenOffice.org_project/412m3$Build-9782</meta:generator>
  </office:meta>
</office:document-meta>
</file>